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2.17cm" style:rel-column-width="9033*"/>
    </style:style>
    <style:style style:name="Table3.D" style:family="table-column">
      <style:table-column-properties style:column-width="3.304cm" style:rel-column-width="1375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Code_20_Indent_20_2">
      <style:paragraph-properties fo:text-align="start" style:justify-single-word="false"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3" style:family="paragraph" style:parent-style-name="Text_20_body_20_indent_20_2">
      <style:text-properties style:font-name="Verdana" fo:font-size="10pt" fo:font-style="normal" style:font-name-asian="Verdana" style:font-size-asian="10pt" style:font-style-asian="normal" style:font-name-complex="Verdana" style:font-size-complex="10pt" style:font-style-complex="normal"/>
    </style:style>
    <style:style style:name="P4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5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ext_20_body_20_indent_20_2">
      <style:text-properties fo:color="#ff0000"/>
    </style:style>
    <style:style style:name="P8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  <style:text-properties fo:color="#ff0000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T1" style:family="text">
      <style:text-properties style:font-name="Verdana" fo:font-size="10pt" style:font-name-asian="Verdana" style:font-size-asian="10pt" style:font-name-complex="Verdana" style:font-size-complex="10pt"/>
    </style:style>
    <style:style style:name="T2" style:family="text" style:parent-style-name="Source_20_Text">
      <style:text-properties style:font-name="Courier New1" fo:font-size="10pt" style:font-name-asian="Courier New1" style:font-size-asian="10pt" style:font-name-complex="Courier New1" style:font-size-complex="10pt"/>
    </style:style>
    <style:style style:name="T3" style:family="text">
      <style:text-properties style:font-name="CourierNewPSMT" fo:font-size="6pt" style:font-name-asian="CourierNewPSMT" style:font-size-asian="6pt" style:font-name-complex="CourierNewPSMT" style:font-size-complex="6pt"/>
    </style:style>
    <style:style style:name="T4" style:family="text">
      <style:text-properties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5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6" style:family="text" style:parent-style-name="Source_20_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7" style:family="text" style:parent-style-name="Source_20_Text">
      <style:text-properties style:font-name="Courier New1" style:font-name-asian="Courier New1" style:font-name-complex="Courier New1"/>
    </style:style>
    <style:style style:name="T8" style:family="text">
      <style:text-properties style:font-name="CourierNewPSMT" style:font-name-asian="CourierNewPSMT" style:font-name-complex="CourierNewPSMT"/>
    </style:style>
    <style:style style:name="T9" style:family="text" style:parent-style-name="Source_20_Text">
      <style:text-properties fo:font-size="12pt" fo:language="en" fo:country="none" style:font-size-asian="12pt"/>
    </style:style>
    <style:style style:name="T10" style:family="text">
      <style:text-properties fo:color="#000000"/>
    </style:style>
    <style:style style:name="T11" style:family="text" style:parent-style-name="Source_20_Text">
      <style:text-properties fo:font-weight="normal" style:font-weight-asian="normal" style:font-weight-complex="normal"/>
    </style:style>
    <style:style style:name="T12" style:family="text" style:parent-style-name="Source_20_Text">
      <style:text-properties fo:color="#000000" style:font-name="Courier New1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13" style:family="text" style:parent-style-name="Source_20_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tml</text:h>
      <text:p text:style-name="Text_20_body_20_indent"><text:span text:style-name="T1">The simplest way is to use a XUL component called </text:span><text:span text:style-name="T2">html</text:span><text:span text:style-name="T3"> </text:span><text:span text:style-name="T1">to embed whatever HTML tag</text:span><text:span text:style-name="T4">s you want to send directly to the browser. </text:span><text:span text:style-name="T1">To avoid ZK from interpreting the HTML tags, you usually enclose them with </text:span><text:span text:style-name="T2">&lt;![CDATA[</text:span><text:span text:style-name="T5"> </text:span><text:span text:style-name="T1">and </text:span><text:span text:style-name="T6">]]&gt;</text:span><text:span text:style-name="T1">. In other words, they are not the child component. Rather, they are stored in the </text:span><text:span text:style-name="T2">content</text:span><text:span text:style-name="T5"> </text:span><text:span text:style-name="T1">property. Notice you can use EL expressions in it.</text:span></text:p>
      <text:p text:style-name="P1"><draw:frame draw:style-name="fr1" draw:name="graphics1" text:anchor-type="paragraph" svg:width="6.14cm" svg:height="2.794cm" draw:z-index="0"><draw:image xlink:href="../images/Html.png" xlink:type="simple" xlink:show="embed" xlink:actuate="onLoad"/></draw:frame></text:p>
      <text:p text:style-name="Code_20_Indent_20_2"><text:span text:style-name="Source_20_Text">&lt;window id="win" title="Html Demo"&gt;</text:span></text:p>
      <text:p text:style-name="Code_20_Indent_20_2"><text:span text:style-name="Source_20_Text"><text:tab/>&lt;html&gt;&lt;![CDATA[</text:span></text:p>
      <text:p text:style-name="Code_20_Indent_20_2"><text:span text:style-name="Source_20_Text"><text:tab/><text:tab/>&lt;h4&gt;Hi, ${win.title}&lt;/h4&gt;</text:span></text:p>
      <text:p text:style-name="Code_20_Indent_20_2"><text:span text:style-name="Source_20_Text"><text:tab/><text:tab/>&lt;p&gt;It is the content of the html component.&lt;/p&gt;</text:span></text:p>
      <text:p text:style-name="Code_20_Indent_20_2"><text:span text:style-name="Source_20_Text"><text:tab/>]]&gt;&lt;/html&gt;</text:span></text:p>
      <text:p text:style-name="Code_20_Indent_20_2"><text:span text:style-name="Source_20_Text">&lt;/window&gt;</text:span></text:p>
      <text:p text:style-name="Text_20_body_20_indent"><text:span text:style-name="T1">where </text:span><text:span text:style-name="T2">&lt;h4&gt;...&lt;/p&gt;</text:span><text:span text:style-name="T5"> </text:span><text:span text:style-name="T1">will become the content of the </text:span><text:span text:style-name="T2">html</text:span><text:span text:style-name="T5"> </text:span><text:span text:style-name="T1">element (see also the </text:span><text:span text:style-name="T2">getContent</text:span><text:span text:style-name="T5"> </text:span><text:span text:style-name="T1">method of the </text:span><text:span text:style-name="T2">org.zkoss.zul.Html</text:span><text:span text:style-name="T5"> </text:span><text:span text:style-name="T1">class).</text:span></text:p>
      <text:p text:style-name="Text_20_body_20_indent">The <text:span text:style-name="T7">html</text:span><text:span text:style-name="T8"> </text:span>component generates the HTML <text:span text:style-name="T7">SPAN</text:span><text:span text:style-name="T8"> </text:span>tag to enclose the content. In other words, it generates the following HTML tags when rendered to the browser.</text:p>
      <text:p text:style-name="Code_20_Indent_20_2"><text:span text:style-name="Source_20_Text">&lt;span id=”...”&gt;</text:span></text:p>
      <text:p text:style-name="Code_20_Indent_20_2"><text:span text:style-name="Source_20_Text"><text:tab/>&lt;h4&gt;Hi, </text:span><text:span text:style-name="Source_20_Text"><text:span text:style-name="Source_20_Text">Html Demo</text:span></text:span><text:span text:style-name="Source_20_Text">&lt;/h4&gt;</text:span></text:p>
      <text:p text:style-name="Code_20_Indent_20_2"><text:span text:style-name="Source_20_Text"><text:tab/>&lt;p&gt;It is the content of the html component.&lt;/p&gt;</text:span></text:p>
      <text:p text:style-name="Code_20_Indent_20_2"><text:span text:style-name="Source_20_Text">&lt;/span&gt;</text:span></text:p>
      <text:p text:style-name="P2"><text:span text:style-name="Source_20_Text"/></text:p>
      <text:p text:style-name="P3"/>
      <text:h text:style-name="P4" text:outline-level="4">Class Name</text:h>
      <text:p text:style-name="P5"><text:span text:style-name="T9">org.zkoss.zul.Html</text:span></text:p>
      <text:h text:style-name="P6" text:outline-level="4">Supported Child Components</text:h>
      <text:p text:style-name="P7"><text:span text:style-name="T10">*NONE</text:span> </text:p>
      <text:h text:style-name="P6" text:outline-level="4">Supported Events</text:h>
      <text:p text:style-name="Text_20_body_20_indent_20_2"><text:span text:style-name="T10">*NONE</text:span> </text:p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">Property</text:p>
            </table:table-cell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Data Type</text:p>
            </table:table-cell>
            <table:table-cell table:style-name="Table1.D1" office:value-type="string">
              <text:p text:style-name="P10">Default Value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T11">content</text:span></text:p>
          </table:table-cell>
          <table:table-cell table:style-name="Table1.A2" office:value-type="string">
            <text:p text:style-name="P12">Returns the embedded content (i.e., HTML tags).</text:p>
          </table:table-cell>
          <table:table-cell table:style-name="Table1.A2" office:value-type="string">
            <text:p text:style-name="P11"><text:span text:style-name="Source_20_Text">String</text:span></text:p>
          </table:table-cell>
          <table:table-cell table:style-name="Table1.D2" office:value-type="string">
            <text:p text:style-name="P11"><text:span text:style-name="T12">empty ("")</text:span></text:p>
          </table:table-cell>
        </table:table-row>
      </table:table>
      <text:p text:style-name="P13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  <text:p text:style-name="Table_20_Contents"><text:span text:style-name="T13">(Source Text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14">Note:</text:span> No child is allowed. </text:p>
          </table:table-cell>
          <table:table-cell table:style-name="Table3.A2" office:value-type="string">
            <text:p text:style-name="Table_20_Contents"><text:span text:style-name="Source_20_Text">Boolean</text:span></text:p>
            <text:p text:style-name="P11"><text:span text:style-name="T13">(Source Text)</text:span></text:p>
          </table:table-cell>
          <table:table-cell table:style-name="Table3.D2" office:value-type="string">
            <text:p text:style-name="P11"><text:span text:style-name="Source_20_Text">false</text:span></text:p>
          </table:table-cell>
        </table:table-row>
      </table:table>
      <text:h text:style-name="Heading_20_4" text:outline-level="4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9">Inherited From</text:p>
            </table:table-cell>
          </table:table-row>
        </table:table-header-rows>
        <table:table-row>
          <table:table-cell table:style-name="Table2.A2" office:value-type="string">
            <text:p text:style-name="P14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4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4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1T11:48:46</dc:date>
    <meta:print-date>2007-09-03T09:33:50</meta:print-date>
    <dc:language>en-US</dc:language>
    <meta:editing-cycles>90</meta:editing-cycles>
    <meta:editing-duration>PT5H23M3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46" meta:word-count="211" meta:character-count="1371"/>
  </office:meta>
</office:document-meta>
</file>